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9700000D4BED858FE3C99996FC.png" manifest:media-type="image/png"/>
  <manifest:file-entry manifest:full-path="Pictures/10000201000003390000007C7A3294E4B351DC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cm" svg:y="-1.561cm" svg:width="17cm" svg:height="2.554cm" draw:z-index="0"><draw:image xlink:href="Pictures/10000201000003390000007C7A3294E4B351DCA9.png" xlink:type="simple" xlink:show="embed" xlink:actuate="onLoad" loext:mime-type="image/x-vclgraphic"/></draw:frame><draw:frame draw:style-name="fr1" draw:name="Imagen2" text:anchor-type="paragraph" svg:x="1.462cm" svg:y="0.833cm" svg:width="12.488cm" svg:height="26.868cm" draw:z-index="1"><draw:image xlink:href="Pictures/100002010000059700000D4BED858FE3C99996F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22:39:26.507876266</meta:creation-date>
    <dc:date>2019-10-13T22:41:47.085883343</dc:date>
    <meta:editing-duration>PT21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